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9.82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6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529cm"/>
    </style:style>
    <style:style style:name="gr7" style:family="graphic" style:parent-style-name="objectwithoutfill">
      <style:graphic-properties svg:stroke-color="#000000" draw:marker-start="" draw:marker-end="Arrow" draw:marker-end-width="0.3cm" draw:fill="none" draw:fill-color="#ffffff" draw:textarea-vertical-align="middle"/>
    </style:style>
    <style:style style:name="gr8" style:family="graphic" style:parent-style-name="objectwithoutfill">
      <style:graphic-properties draw:stroke="dash" draw:stroke-dash="Ultrafine_20_Dashed" svg:stroke-color="#000000" draw:marker-start=""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2.076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0.65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0.218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1.628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1.848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2.754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2.538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3.279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2.271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17cm" fo:min-width="1.014cm"/>
    </style:style>
    <style:style style:name="P1" style:family="paragraph">
      <style:text-properties fo:font-family="Calibri" style:font-family-generic="swiss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Calibri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family="Calibri" style:font-family-generic="swiss" style:font-pitch="variable"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8cm" svg:height="1.026cm" svg:x="8.476cm" svg:y="0.797cm">
          <draw:text-box>
            <text:p><text:span text:style-name="T1">vCenter Inventory Instance Hierarchy</text:span></text:p>
          </draw:text-box>
        </draw:frame>
        <draw:g>
          <draw:custom-shape draw:style-name="gr2" draw:text-style-name="P3" xml:id="id3" draw:id="id3" draw:layer="layout" svg:width="4.064cm" svg:height="1.016cm" svg:x="1.03cm" svg:y="9.82cm">
            <text:p text:style-name="P2"><text:span text:style-name="T2">VM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4.257cm" svg:y="8.804cm" draw:kind="arc" draw:start-angle="195.64" draw:end-angle="158.41">
            <text:p/>
          </draw:ellipse>
          <draw:frame draw:style-name="gr4" draw:text-style-name="P4" draw:layer="layout" svg:width="1.154cm" svg:height="0.767cm" svg:x="4.456cm" svg:y="8.991cm">
            <draw:text-box>
              <text:p><text:span text:style-name="T3">0..n</text:span></text:p>
            </draw:text-box>
          </draw:frame>
          <draw:frame draw:style-name="gr5" draw:text-style-name="P4" draw:layer="layout" svg:width="2.576cm" svg:height="0.767cm" svg:x="3.745cm" svg:y="11.94cm">
            <draw:text-box>
              <text:p><text:span text:style-name="T3">childEntity[]</text:span></text:p>
            </draw:text-box>
          </draw:frame>
        </draw:g>
        <draw:g>
          <draw:custom-shape draw:style-name="gr2" draw:text-style-name="P3" xml:id="id9" draw:id="id9" draw:layer="layout" svg:width="4.064cm" svg:height="1.016cm" svg:x="21.88cm" svg:y="9.82cm">
            <text:p text:style-name="P2"><text:span text:style-name="T2">Network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25.157cm" svg:y="8.804cm" draw:kind="arc" draw:start-angle="195.64" draw:end-angle="158.41">
            <text:p/>
          </draw:ellipse>
          <draw:frame draw:style-name="gr4" draw:text-style-name="P4" draw:layer="layout" svg:width="1.154cm" svg:height="0.767cm" svg:x="25.356cm" svg:y="8.991cm">
            <draw:text-box>
              <text:p><text:span text:style-name="T3">0..n</text:span></text:p>
            </draw:text-box>
          </draw:frame>
          <draw:frame draw:style-name="gr5" draw:text-style-name="P4" draw:layer="layout" svg:width="2.576cm" svg:height="0.767cm" svg:x="24.645cm" svg:y="11.94cm">
            <draw:text-box>
              <text:p><text:span text:style-name="T3">childEntity[]</text:span></text:p>
            </draw:text-box>
          </draw:frame>
        </draw:g>
        <draw:g>
          <draw:custom-shape draw:style-name="gr2" draw:text-style-name="P3" xml:id="id7" draw:id="id7" draw:layer="layout" svg:width="4.064cm" svg:height="1.016cm" svg:x="14.946cm" svg:y="9.82cm">
            <text:p text:style-name="P2"><text:span text:style-name="T2">Datastore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18.19cm" svg:y="8.804cm" draw:kind="arc" draw:start-angle="195.64" draw:end-angle="158.41">
            <text:p/>
          </draw:ellipse>
          <draw:frame draw:style-name="gr4" draw:text-style-name="P4" draw:layer="layout" svg:width="1.154cm" svg:height="0.767cm" svg:x="18.389cm" svg:y="8.991cm">
            <draw:text-box>
              <text:p><text:span text:style-name="T3">0..n</text:span></text:p>
            </draw:text-box>
          </draw:frame>
          <draw:frame draw:style-name="gr5" draw:text-style-name="P4" draw:layer="layout" svg:width="2.576cm" svg:height="0.767cm" svg:x="17.678cm" svg:y="11.94cm">
            <draw:text-box>
              <text:p><text:span text:style-name="T3">childEntity[]</text:span></text:p>
            </draw:text-box>
          </draw:frame>
        </draw:g>
        <draw:g>
          <draw:custom-shape draw:style-name="gr2" draw:text-style-name="P3" xml:id="id5" draw:id="id5" draw:layer="layout" svg:width="4.064cm" svg:height="1.016cm" svg:x="7.945cm" svg:y="9.82cm">
            <text:p text:style-name="P2"><text:span text:style-name="T2">Host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11.224cm" svg:y="8.804cm" draw:kind="arc" draw:start-angle="195.64" draw:end-angle="158.41">
            <text:p/>
          </draw:ellipse>
          <draw:frame draw:style-name="gr4" draw:text-style-name="P4" draw:layer="layout" svg:width="1.154cm" svg:height="0.767cm" svg:x="11.423cm" svg:y="8.991cm">
            <draw:text-box>
              <text:p><text:span text:style-name="T3">0..n</text:span></text:p>
            </draw:text-box>
          </draw:frame>
          <draw:frame draw:style-name="gr5" draw:text-style-name="P4" draw:layer="layout" svg:width="2.576cm" svg:height="0.767cm" svg:x="10.712cm" svg:y="11.94cm">
            <draw:text-box>
              <text:p><text:span text:style-name="T3">childEntity[]</text:span></text:p>
            </draw:text-box>
          </draw:frame>
        </draw:g>
        <draw:g>
          <draw:custom-shape draw:style-name="gr2" draw:text-style-name="P3" xml:id="id11" draw:id="id11" draw:layer="layout" svg:width="4.064cm" svg:height="1.016cm" svg:x="3.896cm" svg:y="17.92cm">
            <text:p text:style-name="P2"><text:span text:style-name="T2">ResourcePoo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7.183cm" svg:y="16.904cm" draw:kind="arc" draw:start-angle="195.64" draw:end-angle="158.41">
            <text:p/>
          </draw:ellipse>
          <draw:frame draw:style-name="gr4" draw:text-style-name="P4" draw:layer="layout" svg:width="1.154cm" svg:height="0.767cm" svg:x="7.382cm" svg:y="17.091cm">
            <draw:text-box>
              <text:p><text:span text:style-name="T3">0..n</text:span></text:p>
            </draw:text-box>
          </draw:frame>
          <draw:frame draw:style-name="gr6" draw:text-style-name="P4" draw:layer="layout" svg:width="3.029cm" svg:height="0.767cm" svg:x="6.645cm" svg:y="20.04cm">
            <draw:text-box>
              <text:p><text:span text:style-name="T3">resourcePool[]</text:span></text:p>
            </draw:text-box>
          </draw:frame>
        </draw:g>
        <draw:custom-shape draw:style-name="gr2" draw:text-style-name="P3" xml:id="id2" draw:id="id2" draw:layer="layout" svg:width="4.064cm" svg:height="1.016cm" svg:x="11.001cm" svg:y="6.334cm">
          <text:p text:style-name="P2"><text:span text:style-name="T2">Datac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xml:id="id1" draw:id="id1" draw:layer="layout" svg:width="4.064cm" svg:height="1.016cm" svg:x="11.001cm" svg:y="3.32cm">
            <text:p text:style-name="P2"><text:span text:style-name="T2">Datacenter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1.524cm" svg:height="3.175cm" svg:x="14.257cm" svg:y="2.304cm" draw:kind="arc" draw:start-angle="195.64" draw:end-angle="158.41">
            <text:p/>
          </draw:ellipse>
          <draw:frame draw:style-name="gr4" draw:text-style-name="P4" draw:layer="layout" svg:width="1.154cm" svg:height="0.767cm" svg:x="14.456cm" svg:y="2.491cm">
            <draw:text-box>
              <text:p><text:span text:style-name="T3">0..n</text:span></text:p>
            </draw:text-box>
          </draw:frame>
          <draw:frame draw:style-name="gr5" draw:text-style-name="P4" draw:layer="layout" svg:width="2.576cm" svg:height="0.767cm" svg:x="13.745cm" svg:y="5.44cm">
            <draw:text-box>
              <text:p><text:span text:style-name="T3">childEntity[]</text:span></text:p>
            </draw:text-box>
          </draw:frame>
        </draw:g>
        <draw:custom-shape draw:style-name="gr2" draw:text-style-name="P3" xml:id="id4" draw:id="id4" draw:layer="layout" svg:width="4.064cm" svg:height="1.016cm" svg:x="1.03cm" svg:y="13.922cm">
          <text:p text:style-name="P2"><text:span text:style-name="T2">Virtual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5.624cm" svg:height="1.586cm" svg:x="7.165cm" svg:y="13.922cm">
          <text:p text:style-name="P2"><text:span text:style-name="T2">ComputeResource /</text:span></text:p>
          <text:p text:style-name="P2"><text:span text:style-name="T2">ClusterCompute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4.064cm" svg:height="1.016cm" svg:x="21.88cm" svg:y="13.922cm">
          <text:p text:style-name="P2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064cm" svg:height="1.016cm" svg:x="11.865cm" svg:y="17.922cm">
          <text:p text:style-name="P2"><text:span text:style-name="T2">Host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5.624cm" svg:height="1.586cm" svg:x="14.166cm" svg:y="13.922cm">
          <text:p text:style-name="P2"><text:span text:style-name="T2">Datastore /</text:span></text:p>
          <text:p text:style-name="P2"><text:span text:style-name="T2">DatastoreClu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3.033cm" svg:y1="4.336cm" svg:x2="13.033cm" svg:y2="6.334cm" draw:start-shape="id1" draw:start-glue-point="2" draw:end-shape="id2" draw:end-glue-point="0" svg:d="M13033 4336v1998">
          <text:p/>
        </draw:connector>
        <draw:connector draw:style-name="gr7" draw:text-style-name="P2" draw:layer="layout" svg:x1="3.062cm" svg:y1="10.836cm" svg:x2="3.062cm" svg:y2="13.922cm" draw:start-shape="id3" draw:start-glue-point="2" draw:end-shape="id4" draw:end-glue-point="0" svg:d="M3062 10836v3086">
          <text:p/>
        </draw:connector>
        <draw:connector draw:style-name="gr7" draw:text-style-name="P2" draw:layer="layout" svg:x1="9.977cm" svg:y1="10.836cm" svg:x2="9.977cm" svg:y2="13.922cm" draw:start-shape="id5" draw:start-glue-point="2" draw:end-shape="id6" svg:d="M9977 10836v3086">
          <text:p/>
        </draw:connector>
        <draw:connector draw:style-name="gr7" draw:text-style-name="P2" draw:layer="layout" svg:x1="16.978cm" svg:y1="10.836cm" svg:x2="16.978cm" svg:y2="13.922cm" draw:start-shape="id7" draw:end-shape="id8" draw:end-glue-point="0" svg:d="M16978 10836v3086">
          <text:p/>
        </draw:connector>
        <draw:connector draw:style-name="gr7" draw:text-style-name="P2" draw:layer="layout" svg:x1="23.912cm" svg:y1="10.836cm" svg:x2="23.912cm" svg:y2="13.922cm" draw:start-shape="id9" draw:start-glue-point="2" draw:end-shape="id10" draw:end-glue-point="0" svg:d="M23912 10836v3086">
          <text:p/>
        </draw:connector>
        <draw:connector draw:style-name="gr7" draw:text-style-name="P2" draw:layer="layout" draw:line-skew="-0.22cm" svg:x1="9.977cm" svg:y1="15.508cm" svg:x2="5.928cm" svg:y2="17.92cm" draw:start-shape="id6" draw:start-glue-point="2" draw:end-shape="id11" draw:end-glue-point="0" svg:d="M9977 15508v986h-4049v1426">
          <text:p/>
        </draw:connector>
        <draw:connector draw:style-name="gr7" draw:text-style-name="P2" draw:layer="layout" draw:line-skew="-0.221cm" svg:x1="9.977cm" svg:y1="15.508cm" svg:x2="13.897cm" svg:y2="17.922cm" draw:start-shape="id6" draw:start-glue-point="2" draw:end-shape="id12" draw:end-glue-point="0" svg:d="M9977 15508v986h3920v1428">
          <text:p/>
        </draw:connector>
        <draw:custom-shape draw:style-name="gr2" draw:text-style-name="P5" xml:id="id17" draw:id="id17" draw:layer="layout" svg:width="3.45cm" svg:height="0.677cm" draw:transform="skewX (-0.0546288055874122) translate (21.082cm 19.923cm)">
          <text:p text:style-name="P2"><text:span text:style-name="T4">XYZ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6" draw:id="id16" draw:layer="layout" svg:width="3.45cm" svg:height="0.677cm" draw:transform="skewX (-0.0546288055874122) translate (21.083cm 18.923cm)">
          <text:p text:style-name="P2"><text:span text:style-name="T4">Firewall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3.45cm" svg:height="0.677cm" draw:transform="skewX (-0.0546288055874122) translate (21.083cm 17.923cm)">
          <text:p text:style-name="P2"><text:span text:style-name="T4">Storage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4" draw:id="id14" draw:layer="layout" svg:width="3.45cm" svg:height="0.677cm" draw:transform="skewX (-0.0546288055874122) translate (21.083cm 16.923cm)">
          <text:p text:style-name="P2"><text:span text:style-name="T4">Network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3" draw:id="id13" draw:layer="layout" svg:width="3.45cm" svg:height="0.677cm" draw:transform="skewX (-0.0546288055874122) translate (21.083cm 15.923cm)">
          <text:p text:style-name="P2"><text:span text:style-name="T4">DateTime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line-skew="-0.093cm" svg:x1="13.033cm" svg:y1="7.35cm" svg:x2="3.062cm" svg:y2="9.82cm" draw:start-shape="id2" draw:start-glue-point="2" draw:end-shape="id3" draw:end-glue-point="0" svg:d="M13033 7350v1143h-9971v1327">
          <text:p/>
        </draw:connector>
        <draw:connector draw:style-name="gr7" draw:text-style-name="P2" draw:layer="layout" draw:line-skew="-0.093cm" svg:x1="13.033cm" svg:y1="7.35cm" svg:x2="9.977cm" svg:y2="9.82cm" draw:start-shape="id2" draw:start-glue-point="2" draw:end-shape="id5" draw:end-glue-point="0" svg:d="M13033 7350v1143h-3056v1327">
          <text:p/>
        </draw:connector>
        <draw:connector draw:style-name="gr7" draw:text-style-name="P2" draw:layer="layout" draw:line-skew="-0.093cm" svg:x1="13.033cm" svg:y1="7.35cm" svg:x2="16.978cm" svg:y2="9.82cm" draw:start-shape="id2" draw:start-glue-point="2" draw:end-shape="id7" draw:end-glue-point="0" svg:d="M13033 7350v1143h3945v1327">
          <text:p/>
        </draw:connector>
        <draw:connector draw:style-name="gr7" draw:text-style-name="P2" draw:layer="layout" draw:line-skew="-0.093cm" svg:x1="13.033cm" svg:y1="7.35cm" svg:x2="23.912cm" svg:y2="9.82cm" draw:start-shape="id2" draw:start-glue-point="2" draw:end-shape="id9" draw:end-glue-point="0" svg:d="M13033 7350v1143h10879v1327">
          <text:p/>
        </draw:connector>
        <draw:connector draw:style-name="gr8" draw:text-style-name="P2" draw:layer="layout" draw:type="line" svg:x1="15.929cm" svg:y1="18.43cm" svg:x2="21.101cm" svg:y2="16.261cm" draw:start-shape="id12" draw:start-glue-point="1" draw:end-shape="id13" draw:end-glue-point="3" svg:d="M15929 18430l5172-2169">
          <text:p/>
        </draw:connector>
        <draw:connector draw:style-name="gr8" draw:text-style-name="P2" draw:layer="layout" draw:type="line" svg:x1="15.929cm" svg:y1="18.43cm" svg:x2="21.101cm" svg:y2="17.261cm" draw:start-shape="id12" draw:start-glue-point="1" draw:end-shape="id14" draw:end-glue-point="3" svg:d="M15929 18430l5172-1169">
          <text:p/>
        </draw:connector>
        <draw:connector draw:style-name="gr8" draw:text-style-name="P2" draw:layer="layout" draw:type="line" svg:x1="15.929cm" svg:y1="18.43cm" svg:x2="21.101cm" svg:y2="18.261cm" draw:start-shape="id12" draw:start-glue-point="1" draw:end-shape="id15" draw:end-glue-point="3" svg:d="M15929 18430l5172-169">
          <text:p/>
        </draw:connector>
        <draw:connector draw:style-name="gr8" draw:text-style-name="P2" draw:layer="layout" draw:type="line" svg:x1="15.929cm" svg:y1="18.43cm" svg:x2="21.101cm" svg:y2="19.261cm" draw:start-shape="id12" draw:start-glue-point="1" draw:end-shape="id16" svg:d="M15929 18430l5172 831">
          <text:p/>
        </draw:connector>
        <draw:connector draw:style-name="gr8" draw:text-style-name="P2" draw:layer="layout" draw:type="line" svg:x1="15.929cm" svg:y1="18.43cm" svg:x2="21.1cm" svg:y2="20.261cm" draw:start-shape="id12" draw:start-glue-point="1" draw:end-shape="id17" svg:d="M15929 18430l5171 1831">
          <text:p/>
        </draw:connector>
        <draw:g>
          <draw:frame draw:style-name="gr9" draw:text-style-name="P4" draw:layer="layout" svg:width="2.576cm" svg:height="0.767cm" svg:x="0.713cm" svg:y="11.038cm">
            <draw:text-box>
              <text:p><text:span text:style-name="T3">childEntity[]</text:span></text:p>
            </draw:text-box>
          </draw:frame>
          <draw:frame draw:style-name="gr10" draw:text-style-name="P4" draw:layer="layout" svg:width="1.154cm" svg:height="0.767cm" svg:x="1.937cm" svg:y="12.722cm">
            <draw:text-box>
              <text:p><text:span text:style-name="T3">0..n</text:span></text:p>
            </draw:text-box>
          </draw:frame>
        </draw:g>
        <draw:frame draw:style-name="gr10" draw:text-style-name="P4" draw:layer="layout" svg:width="1.154cm" svg:height="0.767cm" svg:x="12.737cm" svg:y="16.822cm">
          <draw:text-box>
            <text:p><text:span text:style-name="T3">0..n</text:span></text:p>
          </draw:text-box>
        </draw:frame>
        <draw:g>
          <draw:frame draw:style-name="gr9" draw:text-style-name="P4" draw:layer="layout" svg:width="2.576cm" svg:height="0.767cm" svg:x="7.513cm" svg:y="11.039cm">
            <draw:text-box>
              <text:p><text:span text:style-name="T3">childEntity[]</text:span></text:p>
            </draw:text-box>
          </draw:frame>
          <draw:frame draw:style-name="gr10" draw:text-style-name="P4" draw:layer="layout" svg:width="1.154cm" svg:height="0.767cm" svg:x="8.737cm" svg:y="12.723cm">
            <draw:text-box>
              <text:p><text:span text:style-name="T3">0..n</text:span></text:p>
            </draw:text-box>
          </draw:frame>
        </draw:g>
        <draw:g>
          <draw:frame draw:style-name="gr9" draw:text-style-name="P4" draw:layer="layout" svg:width="2.576cm" svg:height="0.767cm" svg:x="14.513cm" svg:y="11.039cm">
            <draw:text-box>
              <text:p><text:span text:style-name="T3">childEntity[]</text:span></text:p>
            </draw:text-box>
          </draw:frame>
          <draw:frame draw:style-name="gr10" draw:text-style-name="P4" draw:layer="layout" svg:width="1.154cm" svg:height="0.767cm" svg:x="15.737cm" svg:y="12.723cm">
            <draw:text-box>
              <text:p><text:span text:style-name="T3">0..n</text:span></text:p>
            </draw:text-box>
          </draw:frame>
        </draw:g>
        <draw:g>
          <draw:frame draw:style-name="gr9" draw:text-style-name="P4" draw:layer="layout" svg:width="2.576cm" svg:height="0.767cm" svg:x="21.513cm" svg:y="11.039cm">
            <draw:text-box>
              <text:p><text:span text:style-name="T3">childEntity[]</text:span></text:p>
            </draw:text-box>
          </draw:frame>
          <draw:frame draw:style-name="gr10" draw:text-style-name="P4" draw:layer="layout" svg:width="1.154cm" svg:height="0.767cm" svg:x="22.737cm" svg:y="12.723cm">
            <draw:text-box>
              <text:p><text:span text:style-name="T3">0..n</text:span></text:p>
            </draw:text-box>
          </draw:frame>
        </draw:g>
        <draw:frame draw:style-name="gr11" draw:text-style-name="P4" draw:layer="layout" svg:width="0.718cm" svg:height="0.767cm" svg:x="2.359cm" svg:y="8.533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9.259cm" svg:y="8.534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16.259cm" svg:y="8.534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23.159cm" svg:y="8.534cm">
          <draw:text-box>
            <text:p><text:span text:style-name="T3">1</text:span></text:p>
          </draw:text-box>
        </draw:frame>
        <draw:frame draw:style-name="gr12" draw:text-style-name="P4" draw:layer="layout" svg:width="2.128cm" svg:height="0.767cm" svg:x="3.113cm" svg:y="7.738cm">
          <draw:text-box>
            <text:p><text:span text:style-name="T3">vmFolder</text:span></text:p>
          </draw:text-box>
        </draw:frame>
        <draw:frame draw:style-name="gr13" draw:text-style-name="P4" draw:layer="layout" svg:width="2.348cm" svg:height="0.767cm" svg:x="10.013cm" svg:y="7.739cm">
          <draw:text-box>
            <text:p><text:span text:style-name="T3">hostFolder</text:span></text:p>
          </draw:text-box>
        </draw:frame>
        <draw:frame draw:style-name="gr14" draw:text-style-name="P4" draw:layer="layout" svg:width="3.254cm" svg:height="0.767cm" svg:x="13.913cm" svg:y="7.739cm">
          <draw:text-box>
            <text:p><text:span text:style-name="T3">datastoreFolder</text:span></text:p>
          </draw:text-box>
        </draw:frame>
        <draw:frame draw:style-name="gr15" draw:text-style-name="P4" draw:layer="layout" svg:width="3.038cm" svg:height="0.767cm" svg:x="20.913cm" svg:y="7.739cm">
          <draw:text-box>
            <text:p><text:span text:style-name="T3">networkFolder</text:span></text:p>
          </draw:text-box>
        </draw:frame>
        <draw:frame draw:style-name="gr16" draw:text-style-name="P4" draw:layer="layout" svg:width="3.779cm" svg:height="0.767cm" svg:x="9.313cm" svg:y="2.138cm">
          <draw:text-box>
            <text:p><text:span text:style-name="T3">content.rootFolder</text:span></text:p>
          </draw:text-box>
        </draw:frame>
        <draw:line draw:style-name="gr7" draw:text-style-name="P2" draw:layer="layout" svg:x1="13.065cm" svg:y1="1.735cm" svg:x2="13.065cm" svg:y2="3.386cm">
          <text:p/>
        </draw:line>
        <draw:frame draw:style-name="gr11" draw:text-style-name="P4" draw:layer="layout" svg:width="0.718cm" svg:height="0.767cm" svg:x="19.559cm" svg:y="16.734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19.559cm" svg:y="17.435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19.559cm" svg:y="18.235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19.559cm" svg:y="18.935cm">
          <draw:text-box>
            <text:p><text:span text:style-name="T3">1</text:span></text:p>
          </draw:text-box>
        </draw:frame>
        <draw:frame draw:style-name="gr11" draw:text-style-name="P4" draw:layer="layout" svg:width="0.718cm" svg:height="0.767cm" svg:x="19.559cm" svg:y="19.735cm">
          <draw:text-box>
            <text:p><text:span text:style-name="T3">1</text:span></text:p>
          </draw:text-box>
        </draw:frame>
        <draw:frame draw:style-name="gr9" draw:text-style-name="P4" draw:layer="layout" svg:width="2.576cm" svg:height="0.767cm" svg:x="10.613cm" svg:y="4.438cm">
          <draw:text-box>
            <text:p><text:span text:style-name="T3">childEntity[]</text:span></text:p>
          </draw:text-box>
        </draw:frame>
        <draw:frame draw:style-name="gr10" draw:text-style-name="P4" draw:layer="layout" svg:width="1.154cm" svg:height="0.767cm" svg:x="11.937cm" svg:y="5.223cm">
          <draw:text-box>
            <text:p><text:span text:style-name="T3">0..n</text:span></text:p>
          </draw:text-box>
        </draw:frame>
        <draw:frame draw:style-name="gr17" draw:text-style-name="P4" draw:layer="layout" svg:width="2.771cm" svg:height="0.767cm" svg:x="5.913cm" svg:y="15.738cm">
          <draw:text-box>
            <text:p><text:span text:style-name="T3">resourcePool</text:span></text:p>
          </draw:text-box>
        </draw:frame>
        <draw:frame draw:style-name="gr18" draw:text-style-name="P4" draw:layer="layout" svg:width="1.514cm" svg:height="0.767cm" svg:x="12.414cm" svg:y="15.739cm">
          <draw:text-box>
            <text:p><text:span text:style-name="T3">host[]</text:span></text:p>
          </draw:text-box>
        </draw:frame>
        <draw:frame draw:style-name="gr11" draw:text-style-name="P4" draw:layer="layout" svg:width="0.718cm" svg:height="0.767cm" svg:x="5.259cm" svg:y="16.733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="Arrow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Fraser</meta:initial-creator>
    <meta:creation-date>2014-06-09T09:22:40</meta:creation-date>
    <dc:date>2014-06-09T19:35:39</dc:date>
    <dc:creator>Bob Fraser</dc:creator>
    <meta:editing-duration>PT5H3M38S</meta:editing-duration>
    <meta:editing-cycles>25</meta:editing-cycles>
    <meta:generator>OpenOffice/4.1.0$Unix OpenOffice.org_project/410m18$Build-9764</meta:generator>
    <meta:document-statistic meta:object-count="91"/>
  </office:meta>
</office:document-meta>
</file>